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heSansMonoConNormal" svg:font-family="TheSansMonoConNormal"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style:font-name="Courier New1" fo:font-size="11pt" fo:font-style="normal" fo:font-weight="normal" style:font-name-asian="TheSansMonoConNormal" style:font-size-asian="11pt" style:font-style-asian="normal" style:font-weight-asian="normal" style:font-name-complex="TheSansMonoConNormal" style:font-size-complex="11pt" style:font-style-complex="normal" style:font-weight-complex="normal"/>
    </style:style>
    <style:style style:name="P4" style:family="paragraph" style:parent-style-name="Standard">
      <style:paragraph-properties fo:text-align="justify" style:justify-single-word="false"/>
      <style:text-properties style:font-name="Courier New1" fo:font-size="8pt" fo:font-style="normal" fo:font-weight="normal" style:font-name-asian="TheSansMonoConNormal" style:font-size-asian="8pt" style:font-style-asian="normal" style:font-weight-asian="normal" style:font-name-complex="TheSansMonoConNormal" style:font-size-complex="8pt" style:font-style-complex="normal" style:font-weight-complex="normal"/>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loext:contextual-spacing="false" fo:margin-top="0cm" fo:margin-bottom="0cm" fo:text-align="justify" style:justify-single-word="false"/>
      <style:text-properties style:font-name="Courier New1" fo:font-size="11pt" fo:font-style="normal" fo:font-weight="normal" style:font-name-asian="TheSansMonoConNormal" style:font-size-asian="11pt" style:font-style-asian="normal" style:font-weight-asian="normal" style:font-name-complex="TheSansMonoConNormal" style:font-size-complex="11pt" style:font-style-complex="normal" style:font-weight-complex="normal"/>
    </style:style>
    <style:style style:name="P7" style:family="paragraph" style:parent-style-name="Standard">
      <style:paragraph-properties loext:contextual-spacing="false" fo:margin-top="0cm" fo:margin-bottom="0cm" fo:text-align="justify" style:justify-single-word="false"/>
      <style:text-properties style:font-name="Courier New1" fo:font-size="8pt" fo:font-style="normal" fo:font-weight="normal" style:font-name-asian="TheSansMonoConNormal" style:font-size-asian="8pt" style:font-style-asian="normal" style:font-weight-asian="normal" style:font-name-complex="TheSansMonoConNormal" style:font-size-complex="8pt" style:font-style-complex="normal" style:font-weight-complex="normal"/>
    </style:style>
    <style:style style:name="P8" style:family="paragraph" style:parent-style-name="Text_20_body">
      <style:paragraph-properties loext:contextual-spacing="false" fo:margin-top="0cm" fo:margin-bottom="0cm"/>
    </style:style>
    <style:style style:name="P9" style:family="paragraph" style:parent-style-name="Text_20_body">
      <style:paragraph-properties loext:contextual-spacing="false" fo:margin-top="0cm" fo:margin-bottom="0cm"/>
      <style:text-properties style:font-name="Courier New1" fo:font-size="8pt" style:font-size-asian="8pt" style:font-size-complex="8pt"/>
    </style:style>
    <style:style style:name="P10" style:family="paragraph" style:parent-style-name="Text_20_body">
      <style:paragraph-properties loext:contextual-spacing="false" fo:margin-top="0cm" fo:margin-bottom="0cm"/>
      <style:text-properties style:font-name="Courier New1" fo:font-size="8pt" style:font-size-asian="8pt" style:font-size-complex="8pt"/>
    </style:style>
    <style:style style:name="P11" style:family="paragraph" style:parent-style-name="Heading_20_1" style:master-page-name="First_20_Page">
      <style:paragraph-properties style:page-number="auto"/>
    </style:style>
    <style:style style:name="P12" style:family="paragraph" style:parent-style-name="Heading_20_2">
      <style:text-properties fo:font-size="8pt" style:font-size-asian="8pt" style:font-size-complex="8pt"/>
    </style:style>
    <style:style style:name="P13" style:family="paragraph" style:parent-style-name="Text_20_body">
      <style:paragraph-properties loext:contextual-spacing="false" fo:margin-top="0cm" fo:margin-bottom="0cm"/>
      <style:text-properties style:font-name="Courier New1" fo:font-size="8pt" style:font-size-asian="8pt" style:font-size-complex="8pt"/>
    </style:style>
    <style:style style:name="P14" style:family="paragraph" style:parent-style-name="Text_20_body">
      <style:paragraph-properties loext:contextual-spacing="false" fo:margin-top="0cm" fo:margin-bottom="0cm" fo:padding="0.074cm" fo:border-left="none" fo:border-right="none" fo:border-top="none" fo:border-bottom="0.002cm solid #000000" style:join-border="false"/>
      <style:text-properties style:font-name="Courier New1" fo:font-size="8pt" style:font-size-asian="8pt" style:font-size-complex="8pt"/>
    </style:style>
    <style:style style:name="T1" style:family="text">
      <style:text-properties style:font-name="Wingdings"/>
    </style:style>
    <style:style style:name="T2" style:family="text">
      <style:text-properties fo:language="es" fo:country="ES"/>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8pt" style:font-size-asian="8pt" style:font-size-complex="8pt"/>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fo:font-style="normal" fo:font-weight="bold"/>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086b3" fo:letter-spacing="normal" fo:font-style="normal" fo:font-weight="normal"/>
    </style:style>
    <style:style style:name="T10" style:family="text">
      <style:text-properties fo:font-variant="normal" fo:text-transform="none" fo:color="#008080" fo:letter-spacing="normal" fo:font-style="normal" fo:font-weight="normal"/>
    </style:style>
    <style:style style:name="T11" style:family="text">
      <style:text-properties fo:font-variant="normal" fo:text-transform="none" fo:color="#dd1144" fo:letter-spacing="normal" fo:font-style="normal" fo:font-weight="normal"/>
    </style:style>
    <style:style style:name="T12" style:family="text">
      <style:text-properties fo:color="#999988" fo:letter-spacing="normal" fo:font-style="italic"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16742435799977235" text:style-name="Outline">
        <text:list-item>
          <text:h text:style-name="P11" text:outline-level="1">Operadores y TD</text:h>
        </text:list-item>
        <text:list-item>
          <text:h text:style-name="Heading_20_1" text:outline-level="1">Android Estudio V3.0.17/Flutter</text:h>
        </text:list-item>
      </text:list>
      <text:p text:style-name="Standard"/>
      <text:p text:style-name="Standard">Objetivo:</text:p>
      <text:p text:style-name="Standard"/>
      <text:p text:style-name="Standard">F.Creación: 5-<text:bookmark text:name="_GoBack"/>6-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5"/>
      <text:p text:style-name="P2"><text:tab/></text:p>
      <text:list xml:id="list40479825" text:continue-numbering="true" text:style-name="Outline">
        <text:list-item>
          <text:list>
            <text:list-item>
              <text:h text:style-name="Heading_20_2" text:outline-level="2">Operadores</text:h>
            </text:list-item>
          </text:list>
        </text:list-item>
      </text:list>
      <text:p text:style-name="P2">print(a ~/ b); División entera</text:p>
      <text:p text:style-name="P2">print(a % b); remanente</text:p>
      <text:p text:style-name="P3"><text:span text:style-name="T3">as</text:span> Type casting, converts an object of one type into an object of another type</text:p>
      <text:p text:style-name="P3"><text:span text:style-name="T3">is</text:span> True if the object is of the indicated type</text:p>
      <text:p text:style-name="P3"><text:span text:style-name="T3">is!</text:span> False if the object is of the indicated type</text:p>
      <text:p text:style-name="P3"/>
      <text:p text:style-name="P3"><text:span text:style-name="T3">() </text:span>Call a function</text:p>
      <text:p text:style-name="P3"><text:span text:style-name="T3">[]</text:span> Reference a value from a list</text:p>
      <text:p text:style-name="P3"><text:span text:style-name="T3">.</text:span> Accessing the members of an object</text:p>
      <text:p text:style-name="P3"><text:span text:style-name="T3">.. </text:span>Making multiple operations on an object, known as cascade operator</text:p>
      <text:p text:style-name="P3"/>
      <text:list xml:id="list40485278" text:continue-numbering="true" text:style-name="Outline">
        <text:list-item>
          <text:list>
            <text:list-item>
              <text:h text:style-name="Heading_20_2" text:outline-level="2">Se pueden definir operadores</text:h>
            </text:list-item>
          </text:list>
        </text:list-item>
      </text:list>
      <text:p text:style-name="P4">class Address {</text:p>
      <text:p text:style-name="P4">/// Instance variable with the address.</text:p>
      <text:p text:style-name="P4">String _dir;</text:p>
      <text:p text:style-name="P4">/// Simple class constructor.</text:p>
      <text:p text:style-name="P4">Address(this._dir);</text:p>
      <text:p text:style-name="P4">/// Add operator, concatenates our address with more information.</text:p>
      <text:p text:style-name="P4">Address operator + (Address more_info) {</text:p>
      <text:p text:style-name="P4">return new Address("$_dir, $more_info");</text:p>
      <text:p text:style-name="P4">}</text:p>
      <text:p text:style-name="P4">/// Overrides Object.toString() method.</text:p>
      <text:p text:style-name="P4">String toString() =&gt; _dir;</text:p>
      <text:p text:style-name="P4">}</text:p>
      <text:p text:style-name="P4"/>
      <text:p text:style-name="P4"/>
      <text:p text:style-name="P4"/>
      <text:p text:style-name="P4">void main() {</text:p>
      <text:p text:style-name="P4"><text:soft-page-break/>var adrs = new Address("Main street");</text:p>
      <text:p text:style-name="P4">print(adrs); // Main street</text:p>
      <text:p text:style-name="P4">adrs += new Address("number 3, 4th floor, Madrid");</text:p>
      <text:p text:style-name="P4">print(adrs); // Main street, number 3, 4th floor, Madrid</text:p>
      <text:p text:style-name="P4">}</text:p>
      <text:p text:style-name="P4"/>
      <text:p text:style-name="P3"><text:span text:style-name="T4">¿Cuál es la diferencia entre const y final?</text:span> Una variable declarada como final se inicializa solo una vez. Sin embargo,</text:p>
      <text:p text:style-name="P3">una variable declarada como const se considera como una constante en tiempo de ejecución. Las variables de ámbito global, las variables de ámbito local,o los miembros de la clase declarados como definitivos se inicializan la primera vez que se usan. Esto se llama inicialización lazy y yuda a las aplicaciones a iniciarse más rápido.</text:p>
      <text:p text:style-name="P3"/>
      <text:p text:style-name="P6">i<text:span text:style-name="T5">nt.parse('189');</text:span></text:p>
      <text:list xml:id="list40465559" text:continue-numbering="true" text:style-name="Outline">
        <text:list-item>
          <text:list>
            <text:list-item>
              <text:h text:style-name="P12" text:outline-level="2"/>
            </text:list-item>
            <text:list-item>
              <text:h text:style-name="Heading_20_2" text:outline-level="2">double.parse('15.48')</text:h>
            </text:list-item>
          </text:list>
        </text:list-item>
      </text:list>
      <text:p text:style-name="P7">var error_int_number = int.parse('15€', onError: (_) {return null;}); <text:s/>obsoleto</text:p>
      <text:p text:style-name="P7">num.toString();</text:p>
      <text:p text:style-name="P7">print(number.isFinite); // True</text:p>
      <text:p text:style-name="P7">print(number.isInfinite); // False</text:p>
      <text:p text:style-name="P7">print(number.isNegative); // True</text:p>
      <text:p text:style-name="P7">print(number.isNaN); // False</text:p>
      <text:p text:style-name="P7">If you want to know the sign of a number you can use this method:</text:p>
      <text:p text:style-name="P7">print(number.sign); // -1.0</text:p>
      <text:p text:style-name="P7">If you want to get the absolute value of a number, use the following code:</text:p>
      <text:p text:style-name="P7">print(number.abs()); // 15.84</text:p>
      <text:p text:style-name="P7">See how to round to the next integer greater than the number:</text:p>
      <text:p text:style-name="P7">print(number.ceil()); // -15</text:p>
      <text:p text:style-name="P7">See how to round to the previous integer number lowest than the number:</text:p>
      <text:p text:style-name="P7">print(number.floor()); // -16</text:p>
      <text:p text:style-name="P7">Now round to the nearest integer number:</text:p>
      <text:p text:style-name="P7">print(number.round()); // -16</text:p>
      <text:p text:style-name="P7">print(number.truncate()); // -15</text:p>
      <text:p text:style-name="P7">print(number.toInt()); // -15</text:p>
      <text:p text:style-name="P7"/>
      <text:p text:style-name="P7">number = 3.14159265358979;</text:p>
      <text:p text:style-name="P7">print(number.toStringAsExponential(6)); // 3.141593e+0</text:p>
      <text:p text:style-name="P7">print(number.toStringAsFixed(4)); // 3.1416</text:p>
      <text:p text:style-name="P7">print(number.toStringAsPrecision(2)); // 3.1</text:p>
      <text:p text:style-name="P7"/>
      <text:p text:style-name="P7">int number = 18;</text:p>
      <text:p text:style-name="P7">var result = 18.remainder(2.5);</text:p>
      <text:p text:style-name="P7">print(result); // shows 0.5</text:p>
      <text:p text:style-name="P7"/>
      <text:p text:style-name="P7">int number = 18;</text:p>
      <text:p text:style-name="P7">print(number.clamp(1, 9)); // 9</text:p>
      <text:p text:style-name="P7">print(number.clamp(10, 30)); // 18</text:p>
      <text:p text:style-name="P7">print(number.clamp(18, 50)); // 18</text:p>
      <text:p text:style-name="P7"/>
      <text:p text:style-name="P7">print (number.isEven); // False</text:p>
      <text:p text:style-name="P7">print (number.isOdd); // True</text:p>
      <text:list xml:id="list40467854" text:continue-numbering="true" text:style-name="Outline">
        <text:list-item>
          <text:list>
            <text:list-item>
              <text:h text:style-name="Heading_20_2" text:outline-level="2"><text:soft-page-break/>import 'dart:math';</text:h>
            </text:list-item>
          </text:list>
        </text:list-item>
      </text:list>
      <text:p text:style-name="P8">print(E); // 2.718281828459045</text:p>
      <text:p text:style-name="P8">print(PI); // 3.141592653589793</text:p>
      <text:p text:style-name="P8">print(log(10)); // 2.302585092994046</text:p>
      <text:p text:style-name="P8">print(pow(2, 3)); // 8</text:p>
      <text:p text:style-name="P8">print(min(2, 8)); // 2</text:p>
      <text:p text:style-name="P8">print(max(15, 10)); // 15</text:p>
      <text:p text:style-name="P8"/>
      <text:p text:style-name="P8">var rand = new Random();</text:p>
      <text:p text:style-name="P8">print(rand.nextInt(100)</text:p>
      <text:p text:style-name="P8">print(rand.nextDouble());</text:p>
      <text:p text:style-name="P8"/>
      <text:list xml:id="list40455628" text:continue-numbering="true" text:style-name="Outline">
        <text:list-item>
          <text:list>
            <text:list-item>
              <text:h text:style-name="Heading_20_2" text:outline-level="2">String</text:h>
            </text:list-item>
          </text:list>
        </text:list-item>
      </text:list>
      <text:p text:style-name="P8">print(my_string[0]); // W</text:p>
      <text:p text:style-name="P8">print(my_string.length); // 15</text:p>
      <text:p text:style-name="P8">print(my_string.isEmpty); // False</text:p>
      <text:p text:style-name="P8">print(my_string.isNotEmpty); // True</text:p>
      <text:p text:style-name="P8">print(my_string.substring(11)); // Dart</text:p>
      <text:p text:style-name="P8">print(my_string.substring(11, 13)); // Da</text:p>
      <text:p text:style-name="P8">print(my_string2.trim()); // Dart</text:p>
      <text:p text:style-name="P8">print(my_string2.trimLeft()); // Dart</text:p>
      <text:p text:style-name="P8">print(my_string2.trimRight()); // Dart</text:p>
      <text:p text:style-name="P8">print(my_string.contains('Dart')); // True</text:p>
      <text:p text:style-name="P8">print(my_string.replaceFirst('to', 'to the amazing')); // Welcome to the amazing Dart</text:p>
      <text:p text:style-name="P8">print(my_string.replaceAll('e', '3')); // W3lcom3 to Dart</text:p>
      <text:p text:style-name="P8">print(my_string.split('e')); // [W, lcom, to Dart]</text:p>
      <text:p text:style-name="P8">print(my_string.toLowerCase()); // welcome to dart</text:p>
      <text:p text:style-name="P8">print(my_string.toUpperCase()); // WELCOME TO DART</text:p>
      <text:p text:style-name="P8"/>
      <text:p text:style-name="P8"/>
      <text:p text:style-name="P8">var str_num = '12';</text:p>
      <text:p text:style-name="P8">print(str_num.padLeft(5, '0')); // 00012</text:p>
      <text:p text:style-name="P8">str_num = '37546';</text:p>
      <text:p text:style-name="P8">print(str_num.padLeft(5, '0')); // 37546</text:p>
      <text:p text:style-name="P8"/>
      <text:p text:style-name="P8">var name = 'Moises';</text:p>
      <text:p text:style-name="P8">var age = '30';</text:p>
      <text:p text:style-name="P8">var row = '| ${name.padRight(20, '_')}${age.padRight(5,'_')} |';</text:p>
      <text:p text:style-name="P8">print(row); // | Moises______________30___ |</text:p>
      <text:p text:style-name="P8"/>
      <text:p text:style-name="P8"/>
      <text:p text:style-name="P8"/>
      <text:p text:style-name="P8"/>
      <text:p text:style-name="P8"/>
      <text:p text:style-name="P8"/>
      <text:p text:style-name="P8"/>
      <text:p text:style-name="P8"/>
      <text:p text:style-name="P8"><text:soft-page-break/></text:p>
      <text:p text:style-name="P8"/>
      <text:list xml:id="list40462771" text:continue-numbering="true" text:style-name="Outline">
        <text:list-item>
          <text:list>
            <text:list-item>
              <text:h text:style-name="Heading_20_2" text:outline-level="2">StringBuffer result = new StringBuffer();</text:h>
            </text:list-item>
          </text:list>
        </text:list-item>
      </text:list>
      <text:p text:style-name="P8">result.write('Welcome');</text:p>
      <text:p text:style-name="P8">result.write('to');</text:p>
      <text:p text:style-name="P8">result.write('Dart');</text:p>
      <text:p text:style-name="P8">result.writeln();</text:p>
      <text:p text:style-name="P8"/>
      <text:p text:style-name="P8">print(result.length); // 27</text:p>
      <text:p text:style-name="P8">print(result.isEmpty); // False</text:p>
      <text:p text:style-name="P8">print(result.isNotEmpty); // True</text:p>
      <text:p text:style-name="P8">You can also write a list of strings (List&lt;string&gt;) in the string buffer object using the writeAll method:</text:p>
      <text:p text:style-name="P8">result.writeAll(['. the ', 'new ', 'programming ', 'language']);</text:p>
      <text:p text:style-name="P8">print(result.toString())</text:p>
      <text:p text:style-name="P8">print(result..clear()); // '' [Empty string]</text:p>
      <text:p text:style-name="P8"/>
      <text:list xml:id="list40453717" text:continue-numbering="true" text:style-name="Outline">
        <text:list-item>
          <text:list>
            <text:list-item>
              <text:h text:style-name="Heading_20_2" text:outline-level="2">Fechas</text:h>
            </text:list-item>
          </text:list>
        </text:list-item>
      </text:list>
      <text:p text:style-name="P9"><text:span text:style-name="T7">var</text:span><text:span text:style-name="T6"> </text:span><text:span text:style-name="T8">now = </text:span><text:span text:style-name="T7">new</text:span><text:span text:style-name="T6"> </text:span><text:span text:style-name="T9">DateTime</text:span><text:span text:style-name="T8">.now(); </text:span></text:p>
      <text:p text:style-name="P9"><text:span text:style-name="T7">var</text:span><text:span text:style-name="T6"> </text:span><text:span text:style-name="T8">berlinWallFell = </text:span><text:span text:style-name="T7">new</text:span><text:span text:style-name="T6"> </text:span><text:span text:style-name="T9">DateTime</text:span><text:span text:style-name="T8">.utc(</text:span><text:span text:style-name="T10">1989</text:span><text:span text:style-name="T8">, </text:span><text:span text:style-name="T10">11</text:span><text:span text:style-name="T8">, </text:span><text:span text:style-name="T10">9</text:span><text:span text:style-name="T8">);</text:span></text:p>
      <text:p text:style-name="P9"><text:span text:style-name="T6"><text:s/></text:span><text:span text:style-name="T8">moonLanding = </text:span><text:span text:style-name="T9">DateTime</text:span><text:span text:style-name="T8">.parse(</text:span><text:span text:style-name="T11">"1969-07-20 20:18:04Z"</text:span><text:span text:style-name="T8">); </text:span><text:span text:style-name="T12">// 8:18pm</text:span> </text:p>
      <text:p text:style-name="P9"/>
      <text:p text:style-name="P9"><text:span text:style-name="T7">assert</text:span><text:span text:style-name="T8">(berlinWallFell.month == </text:span><text:span text:style-name="T10">11</text:span><text:span text:style-name="T8">);</text:span></text:p>
      <text:p text:style-name="P9"><text:span text:style-name="T7">assert</text:span><text:span text:style-name="T8">(moonLanding.hour == </text:span><text:span text:style-name="T10">20</text:span><text:span text:style-name="T8">);</text:span> </text:p>
      <text:p text:style-name="P9"/>
      <text:p text:style-name="P9"/>
      <text:p text:style-name="P9"><text:span text:style-name="T7">var</text:span><text:span text:style-name="T6"> </text:span><text:span text:style-name="T8">now = </text:span><text:span text:style-name="T7">new</text:span><text:span text:style-name="T6"> </text:span><text:span text:style-name="T9">DateTime</text:span><text:span text:style-name="T8">.now();</text:span></text:p>
      <text:p text:style-name="P9"><text:span text:style-name="T7">var</text:span><text:span text:style-name="T6"> </text:span><text:span text:style-name="T8">sixtyDaysFromNow = now.add(</text:span><text:span text:style-name="T7">new</text:span><text:span text:style-name="T6"> </text:span><text:span text:style-name="T9">Duration</text:span><text:span text:style-name="T8">(days: </text:span><text:span text:style-name="T10">60</text:span><text:span text:style-name="T8">));</text:span> </text:p>
      <text:p text:style-name="P9"/>
      <text:p text:style-name="P9"/>
      <text:p text:style-name="P9"><text:span text:style-name="T7">assert</text:span><text:span text:style-name="T8">(berlinWallFell.isAfter(moonLanding) == </text:span><text:span text:style-name="T7">true</text:span><text:span text:style-name="T8">); </text:span><text:span text:style-name="T7">assert</text:span><text:span text:style-name="T8">(berlinWallFell.isBefore(moonLanding) == </text:span><text:span text:style-name="T7">false</text:span><text:span text:style-name="T8">);</text:span> </text:p>
      <text:p text:style-name="P9"/>
      <text:p text:style-name="P9"/>
      <text:p text:style-name="P9"><text:span text:style-name="T9">String</text:span><text:span text:style-name="T6"> </text:span><text:span text:style-name="T8">timestamp() =&gt; </text:span><text:span text:style-name="T7">new</text:span><text:span text:style-name="T6"> </text:span><text:span text:style-name="T9">DateTime</text:span><text:span text:style-name="T8">.now().millisecondsSinceEpoch.toString();</text:span> </text:p>
      <text:p text:style-name="P14"/>
      <text:p text:style-name="P9"/>
      <text:p text:style-name="P9">const static clase <text:s/>; para definir una instancia como constante en el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heSansMonoConNormal" svg:font-family="TheSansMonoConNormal"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text:p text:style-name="Footer">Max82574971@gmail.com<text:span text:style-name="MT1"></text:span><text:tab/><text:tab/><text:span text:style-name="MT2">Página </text:span><text:page-number style:num-format="1" text:select-page="current">5</text:page-number><text:span text:style-name="MT2"> de </text:span><text:page-count style:num-format="1">5</text:page-count></text:p>
      </style:footer>
      <style:footer-left>
        <text:p text:style-name="Footer">Max82574971@gmail.com<text:span text:style-name="MT1"></text:span><text:tab/><text:tab/><text:span text:style-name="MT2">Página </text:span><text:page-number style:num-format="1" text:select-page="current">4</text:page-number><text:span text:style-name="MT2"> de </text:span><text:page-count style:num-format="1">5</text:page-count></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meta:editing-cycles>32</meta:editing-cycles>
    <meta:creation-date>2018-03-07T12:45:00</meta:creation-date>
    <dc:date>2019-01-22T20:26:25.08</dc:date>
    <meta:editing-duration>PT2H43M39S</meta:editing-duration>
    <meta:generator>OpenOffice/4.1.6$Win32 OpenOffice.org_project/416m1$Build-9790</meta:generator>
    <meta:document-statistic meta:table-count="0" meta:image-count="0" meta:object-count="0" meta:page-count="5" meta:paragraph-count="132" meta:word-count="647" meta:character-count="4943"/>
    <dc:creator>Máximo Meza</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